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20f" officeooo:paragraph-rsid="000c320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55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6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64cm" fo:min-width="2.5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614cm" fo:min-width="2.80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2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32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9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4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101cm" fo:min-width="3.2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254cm" fo:min-width="3.61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328cm" fo:min-width="3.03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422cm" fo:min-width="2.76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64cm" fo:min-width="4.36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9" draw:text-style-name="P2" svg:width="4.366cm" svg:height="1.641cm" svg:x="5.325cm" svg:y="-1.549cm"><text:p text:style-name="P2">Signaling Server</text:p><draw:enhanced-geometry svg:viewBox="0 0 21600 21600" draw:type="rectangle" draw:enhanced-path="M 0 0 L 21600 0 21600 21600 0 21600 0 0 Z N"/></draw:custom-shape><draw:line text:anchor-type="paragraph" draw:z-index="1" draw:name="Line 1" draw:style-name="gr2" draw:text-style-name="P2" svg:x1="5.325cm" svg:y1="-0.146cm" svg:x2="0.007cm" svg:y2="4.405cm"><text:p/></draw:line><draw:custom-shape text:anchor-type="paragraph" draw:z-index="2" draw:name="Shape 2" draw:style-name="gr18" svg:width="3.917cm" svg:height="2.012cm" svg:x="-1.951cm" svg:y="4.404cm"><text:p>Peer -to-Pe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Vertical line 1" draw:style-name="gr2" draw:text-style-name="P2" svg:x1="2.812cm" svg:y1="5.41cm" svg:x2="2.812cm" svg:y2="5.436cm"><text:p/></draw:line><draw:line text:anchor-type="paragraph" draw:z-index="4" draw:name="Line 2" draw:style-name="gr2" draw:text-style-name="P2" svg:x1="1.965cm" svg:y1="5.409cm" svg:x2="4.717cm" svg:y2="5.383cm"><text:p/></draw:line><draw:custom-shape text:anchor-type="paragraph" draw:z-index="5" draw:name="Shape 3" draw:style-name="gr17" svg:width="4.287cm" svg:height="1.879cm" svg:x="4.743cm" svg:y="4.404cm"><text:p text:style-name="P2">NA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Line 3" draw:style-name="gr2" draw:text-style-name="P2" svg:x1="9.029cm" svg:y1="5.357cm" svg:x2="11.543cm" svg:y2="5.383cm"><text:p/></draw:line><draw:custom-shape text:anchor-type="paragraph" draw:z-index="7" draw:name="Shape 4" draw:style-name="gr16" svg:width="5.107cm" svg:height="1.773cm" svg:x="11.516cm" svg:y="4.484cm"><text:p text:style-name="P2">MEDI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Diagonal line 1" draw:style-name="gr2" draw:text-style-name="P2" svg:x1="9.691cm" svg:y1="-0.093cm" svg:x2="14.268cm" svg:y2="4.484cm"><text:p/></draw:line><draw:line text:anchor-type="paragraph" draw:z-index="9" draw:name="Line 4" draw:style-name="gr2" draw:text-style-name="P2" svg:x1="8.341cm" svg:y1="10.225cm" svg:x2="8.367cm" svg:y2="10.146cm"><text:p/></draw:line><draw:line text:anchor-type="paragraph" draw:z-index="10" draw:name="Line 5" draw:style-name="gr2" draw:text-style-name="P2" svg:x1="0.748cm" svg:y1="6.415cm" svg:x2="6.278cm" svg:y2="11.627cm"><text:p/></draw:line><draw:line text:anchor-type="paragraph" draw:z-index="11" draw:name="Line 6" draw:style-name="gr2" draw:text-style-name="P2" svg:x1="15.062cm" svg:y1="6.257cm" svg:x2="9.664cm" svg:y2="11.549cm"><text:p/></draw:line><draw:custom-shape text:anchor-type="paragraph" draw:z-index="12" draw:name="Shape 5" draw:style-name="gr15" svg:width="3.387cm" svg:height="1.218cm" svg:x="6.278cm" svg:y="11.098cm"><text:p>Stun or turn ser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Text Frame 1" draw:style-name="gr14" draw:text-style-name="P5" svg:width="1.853cm" svg:height="0.777cm" svg:x="0.457cm" svg:y="1.459cm"><draw:text-box><text:p><text:span text:style-name="T1">signal</text:span></text:p></draw:text-box></draw:frame><draw:frame text:anchor-type="paragraph" draw:z-index="14" draw:name="Text Frame 2" draw:style-name="gr14" draw:text-style-name="P5" svg:width="1.853cm" svg:height="0.777cm" svg:x="0.457cm" svg:y="1.459cm"><draw:text-box><text:p><text:span text:style-name="T1">signal</text:span></text:p></draw:text-box></draw:frame><draw:frame text:anchor-type="paragraph" draw:z-index="15" draw:name="Text Frame 3" draw:style-name="gr13" draw:text-style-name="P4" svg:width="2.435cm" svg:height="0.489cm" svg:x="12.707cm" svg:y="1.759cm"><draw:text-box><text:p>signal</text:p></draw:text-box></draw:frame><draw:frame text:anchor-type="paragraph" draw:z-index="16" draw:name="Text Frame 4" draw:style-name="gr12" draw:text-style-name="P4" svg:width="2.62cm" svg:height="0.689cm" svg:x="12.945cm" svg:y="9.061cm"><draw:text-box><text:p>Browser</text:p></draw:text-box></draw:frame><draw:frame text:anchor-type="paragraph" draw:z-index="17" draw:name="Text Frame 5" draw:style-name="gr7" draw:text-style-name="P4" svg:width="2.885cm" svg:height="0.821cm" svg:x="0.536cm" svg:y="8.982cm"><draw:text-box><text:p>Browser</text:p></draw:text-box></draw:frame><draw:frame text:anchor-type="paragraph" draw:z-index="18" draw:name="Text Frame 6" draw:style-name="gr11" draw:text-style-name="P5" svg:width="2.382cm" svg:height="0.847cm" svg:x="2.177cm" svg:y="4.404cm"><draw:text-box><text:p><text:span text:style-name="T1">Media Term</text:span></text:p></draw:text-box></draw:frame><draw:frame text:anchor-type="paragraph" draw:z-index="19" draw:name="Text Frame 7" draw:style-name="gr10" draw:text-style-name="P4" svg:width="2.117cm" svg:height="0.795cm" svg:x="9.241cm" svg:y="4.325cm"><draw:text-box><text:p>Media Term</text:p></draw:text-box></draw:frame><draw:frame text:anchor-type="paragraph" draw:z-index="20" draw:name="Text Frame 8" draw:style-name="gr9" draw:text-style-name="P4" svg:width="4.975cm" svg:height="1.324cm" svg:x="-1.342cm" svg:y="-0.94cm"><draw:text-box><text:p>Web-Rtc Communication</text:p></draw:text-box></draw:frame><draw:frame text:anchor-type="paragraph" draw:z-index="21" draw:name="Text Frame 9" draw:style-name="gr8" draw:text-style-name="P4" svg:width="2.885cm" svg:height="0.976cm" svg:x="1.965cm" svg:y="5.701cm"><draw:text-box><text:p>Audio,video and Data</text:p></draw:text-box></draw:frame><draw:frame text:anchor-type="paragraph" draw:z-index="22" draw:name="Text Frame 10" draw:style-name="gr7" draw:text-style-name="P4" svg:width="2.594cm" svg:height="0.976cm" svg:x="9.241cm" svg:y="5.886cm"><draw:text-box><text:p>Audio,Video and Data</text:p></draw:text-box></draw:frame><draw:line text:anchor-type="paragraph" draw:z-index="23" draw:name="Line 7" draw:style-name="gr2" draw:text-style-name="P2" svg:x1="-1.078cm" svg:y1="6.204cm" svg:x2="-1.078cm" svg:y2="11.628cm"><text:p/></draw:line><draw:line text:anchor-type="paragraph" draw:z-index="24" draw:name="Line 8" draw:style-name="gr2" draw:text-style-name="P2" svg:x1="15.697cm" svg:y1="6.098cm" svg:x2="15.829cm" svg:y2="11.496cm"><text:p/></draw:line><draw:custom-shape text:anchor-type="paragraph" draw:z-index="25" draw:name="Shape 6" draw:style-name="gr6" svg:width="2.805cm" svg:height="1.615cm" svg:x="-2.057cm" svg:y="11.628cm"><text:p text:style-name="P2">APP</text:p><draw:enhanced-geometry svg:viewBox="0 0 21600 21600" draw:type="rectangle" draw:enhanced-path="M 0 0 L 21600 0 21600 21600 0 21600 0 0 Z N"/></draw:custom-shape><draw:custom-shape text:anchor-type="paragraph" draw:z-index="26" draw:name="Shape 7" draw:style-name="gr5" svg:width="2.541cm" svg:height="1.641cm" svg:x="14.559cm" svg:y="11.548cm"><text:p text:style-name="P2">APP</text:p><draw:enhanced-geometry svg:viewBox="0 0 21600 21600" draw:type="rectangle" draw:enhanced-path="M 0 0 L 21600 0 21600 21600 0 21600 0 0 Z N"/></draw:custom-shape><draw:line text:anchor-type="paragraph" draw:z-index="27" draw:name="Vertical line 2" draw:style-name="gr2" draw:text-style-name="P2" svg:x1="-0.284cm" svg:y1="6.415cm" svg:x2="-0.284cm" svg:y2="9.96cm"><text:p/></draw:line><draw:line text:anchor-type="paragraph" draw:z-index="28" draw:name="Line 9" draw:style-name="gr2" draw:text-style-name="P2" svg:x1="-0.284cm" svg:y1="9.961cm" svg:x2="6.278cm" svg:y2="12.316cm"><text:p/></draw:line><draw:frame text:anchor-type="paragraph" draw:z-index="29" draw:name="Text Frame 11" draw:style-name="gr4" draw:text-style-name="P4" svg:width="2.594cm" svg:height="0.662cm" svg:x="1.859cm" svg:y="10.119cm"><draw:text-box><text:p>Send SDP</text:p></draw:text-box></draw:frame><draw:frame text:anchor-type="paragraph" draw:z-index="30" draw:name="Text Frame 12" draw:style-name="gr3" draw:text-style-name="P4" svg:width="3.255cm" svg:height="0.609cm" svg:x="3.552cm" svg:y="8.558cm"><draw:text-box><text:p>ACCEPT SDP</text:p></draw:text-box></draw:frame><draw:line text:anchor-type="paragraph" draw:z-index="31" draw:name="Line 10" draw:style-name="gr2" draw:text-style-name="P2" svg:x1="15.194cm" svg:y1="6.257cm" svg:x2="15.273cm" svg:y2="9.538cm"><text:p/></draw:line><draw:line text:anchor-type="paragraph" draw:z-index="32" draw:name="Line 11" draw:style-name="gr2" draw:text-style-name="P2" svg:x1="15.194cm" svg:y1="9.749cm" svg:x2="9.664cm" svg:y2="12.051cm"><text:p/></draw:line><draw:line text:anchor-type="paragraph" draw:z-index="33" draw:name="Line 12" draw:style-name="gr2" draw:text-style-name="P2" svg:x1="15.194cm" svg:y1="9.749cm" svg:x2="15.273cm" svg:y2="9.537cm"><text:p/></draw:line><draw:frame text:anchor-type="paragraph" draw:z-index="34" draw:name="Text Frame 13" draw:style-name="gr1" draw:text-style-name="P3" svg:width="2.805cm" svg:height="0.556cm" svg:x="9.373cm" svg:y="8.347cm"><draw:text-box><text:p text:style-name="P2">Who am i?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09:33:20.748000000</meta:creation-date>
    <dc:date>2025-03-20T10:53:32.843000000</dc:date>
    <meta:editing-duration>PT41M30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